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4cm"/>
    </style:style>
    <style:style style:name="co2" style:family="table-column">
      <style:table-column-properties fo:break-before="auto" style:column-width="6.47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2.72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World War II Database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Class</text:p>
          </table:table-cell>
          <table:table-cell office:value-type="string">
            <text:p>Country</text:p>
          </table:table-cell>
          <table:table-cell office:value-type="string">
            <text:p>Year of Launch</text:p>
          </table:table-cell>
        </table:table-row>
        <table:table-row table:style-name="ro1">
          <table:table-cell office:value-type="string">
            <text:p>Alabama</text:p>
          </table:table-cell>
          <table:table-cell office:value-type="string">
            <text:p>South Dakota-class Battleship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Alaska</text:p>
          </table:table-cell>
          <table:table-cell office:value-type="string">
            <text:p>Alaska-class Large Cruis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Anson</text:p>
          </table:table-cell>
          <table:table-cell office:value-type="string">
            <text:p>King George V (1939)-class Battleship</text:p>
          </table:table-cell>
          <table:table-cell office:value-type="string">
            <text:p>United Kingdom</text:p>
          </table:table-cell>
          <table:table-cell/>
        </table:table-row>
        <table:table-row table:style-name="ro1">
          <table:table-cell office:value-type="string">
            <text:p>Arizona</text:p>
          </table:table-cell>
          <table:table-cell office:value-type="string">
            <text:p>Pennsylvania-class Battleship</text:p>
          </table:table-cell>
          <table:table-cell office:value-type="string">
            <text:p>United States</text:p>
          </table:table-cell>
          <table:table-cell office:value-type="float" office:value="1915">
            <text:p>1915</text:p>
          </table:table-cell>
        </table:table-row>
        <table:table-row table:style-name="ro1">
          <table:table-cell office:value-type="string">
            <text:p>Barham</text:p>
          </table:table-cell>
          <table:table-cell office:value-type="string">
            <text:p>Queen Elizabeth-class Battleship</text:p>
          </table:table-cell>
          <table:table-cell office:value-type="string">
            <text:p>United Kingdom</text:p>
          </table:table-cell>
          <table:table-cell office:value-type="float" office:value="1914">
            <text:p>1914</text:p>
          </table:table-cell>
        </table:table-row>
        <table:table-row table:style-name="ro1">
          <table:table-cell office:value-type="string">
            <text:p>Bismarck</text:p>
          </table:table-cell>
          <table:table-cell office:value-type="string">
            <text:p>Bismarck-class Battleship</text:p>
          </table:table-cell>
          <table:table-cell office:value-type="string">
            <text:p>Germany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Bretagne</text:p>
          </table:table-cell>
          <table:table-cell office:value-type="string">
            <text:p>Bretagne-class Battleship</text:p>
          </table:table-cell>
          <table:table-cell office:value-type="string">
            <text:p>France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string">
            <text:p>California</text:p>
          </table:table-cell>
          <table:table-cell office:value-type="string">
            <text:p>Tennessee-class Battleship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Centurion</text:p>
          </table:table-cell>
          <table:table-cell office:value-type="string">
            <text:p>King George V (1911)-class Battleship</text:p>
          </table:table-cell>
          <table:table-cell office:value-type="string">
            <text:p>United Kingdom</text:p>
          </table:table-cell>
          <table:table-cell office:value-type="float" office:value="1911">
            <text:p>1911</text:p>
          </table:table-cell>
        </table:table-row>
        <table:table-row table:style-name="ro1">
          <table:table-cell office:value-type="string">
            <text:p>Colorado</text:p>
          </table:table-cell>
          <table:table-cell office:value-type="string">
            <text:p>Colorado-class Battleship</text:p>
          </table:table-cell>
          <table:table-cell office:value-type="string">
            <text:p>United States</text:p>
          </table:table-cell>
          <table:table-cell office:value-type="float" office:value="1921">
            <text:p>1921</text:p>
          </table:table-cell>
        </table:table-row>
        <table:table-row table:style-name="ro1">
          <table:table-cell office:value-type="string">
            <text:p>Conte di Cavour</text:p>
          </table:table-cell>
          <table:table-cell office:value-type="string">
            <text:p>Conte di Cavour-class Battleship</text:p>
          </table:table-cell>
          <table:table-cell office:value-type="string">
            <text:p>Italy</text:p>
          </table:table-cell>
          <table:table-cell office:value-type="float" office:value="1911">
            <text:p>1911</text:p>
          </table:table-cell>
        </table:table-row>
        <table:table-row table:style-name="ro1">
          <table:table-cell office:value-type="string">
            <text:p>Duke of York</text:p>
          </table:table-cell>
          <table:table-cell office:value-type="string">
            <text:p>King George V (1939)-class Battleship</text:p>
          </table:table-cell>
          <table:table-cell office:value-type="string">
            <text:p>United Kingdom</text:p>
          </table:table-cell>
          <table:table-cell/>
        </table:table-row>
        <table:table-row table:style-name="ro1">
          <table:table-cell office:value-type="string">
            <text:p>Dunkerque</text:p>
          </table:table-cell>
          <table:table-cell office:value-type="string">
            <text:p>Dunkerque-class Battleship</text:p>
          </table:table-cell>
          <table:table-cell office:value-type="string">
            <text:p>France</text:p>
          </table:table-cell>
          <table:table-cell office:value-type="float" office:value="1935">
            <text:p>1935</text:p>
          </table:table-cell>
        </table:table-row>
        <table:table-row table:style-name="ro1">
          <table:table-cell office:value-type="string">
            <text:p>Fuso</text:p>
          </table:table-cell>
          <table:table-cell office:value-type="string">
            <text:p>Fuso-class Battleship</text:p>
          </table:table-cell>
          <table:table-cell office:value-type="string">
            <text:p>Japan</text:p>
          </table:table-cell>
          <table:table-cell office:value-type="float" office:value="1914">
            <text:p>1914</text:p>
          </table:table-cell>
        </table:table-row>
        <table:table-row table:style-name="ro1">
          <table:table-cell office:value-type="string">
            <text:p>Giulio Cesare</text:p>
          </table:table-cell>
          <table:table-cell office:value-type="string">
            <text:p>Conte di Cavour-class Battleship</text:p>
          </table:table-cell>
          <table:table-cell office:value-type="string">
            <text:p>Italy</text:p>
          </table:table-cell>
          <table:table-cell office:value-type="float" office:value="1911">
            <text:p>1911</text:p>
          </table:table-cell>
        </table:table-row>
        <table:table-row table:style-name="ro1">
          <table:table-cell office:value-type="string">
            <text:p>Gneisenau</text:p>
          </table:table-cell>
          <table:table-cell office:value-type="string">
            <text:p>Gneisenau-class Battlecruiser</text:p>
          </table:table-cell>
          <table:table-cell office:value-type="string">
            <text:p>Germany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string">
            <text:p>Guam</text:p>
          </table:table-cell>
          <table:table-cell office:value-type="string">
            <text:p>Alaska-class Large Cruiser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Haruna</text:p>
          </table:table-cell>
          <table:table-cell office:value-type="string">
            <text:p>Kongo-class Battleship</text:p>
          </table:table-cell>
          <table:table-cell office:value-type="string">
            <text:p>Japan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string">
            <text:p>Hiei</text:p>
          </table:table-cell>
          <table:table-cell office:value-type="string">
            <text:p>Kongo-class Battleship</text:p>
          </table:table-cell>
          <table:table-cell office:value-type="string">
            <text:p>Japan</text:p>
          </table:table-cell>
          <table:table-cell/>
        </table:table-row>
        <table:table-row table:style-name="ro1">
          <table:table-cell office:value-type="string">
            <text:p>Hood</text:p>
          </table:table-cell>
          <table:table-cell office:value-type="string">
            <text:p>Admiral-class Battlecruiser</text:p>
          </table:table-cell>
          <table:table-cell office:value-type="string">
            <text:p>United Kingdom</text:p>
          </table:table-cell>
          <table:table-cell office:value-type="float" office:value="1918">
            <text:p>1918</text:p>
          </table:table-cell>
        </table:table-row>
        <table:table-row table:style-name="ro1">
          <table:table-cell office:value-type="string">
            <text:p>Howe</text:p>
          </table:table-cell>
          <table:table-cell office:value-type="string">
            <text:p>King George V (1939)-class Battleship</text:p>
          </table:table-cell>
          <table:table-cell office:value-type="string">
            <text:p>United Kingdom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string">
            <text:p>Hyuga</text:p>
          </table:table-cell>
          <table:table-cell office:value-type="string">
            <text:p>Ise-class Battleship</text:p>
          </table:table-cell>
          <table:table-cell office:value-type="string">
            <text:p>Japan</text:p>
          </table:table-cell>
          <table:table-cell office:value-type="float" office:value="1917">
            <text:p>1917</text:p>
          </table:table-cell>
        </table:table-row>
        <table:table-row table:style-name="ro1">
          <table:table-cell office:value-type="string">
            <text:p>Impero</text:p>
          </table:table-cell>
          <table:table-cell office:value-type="string">
            <text:p>Vittorio Veneto-class Battleship</text:p>
          </table:table-cell>
          <table:table-cell office:value-type="string">
            <text:p>Italy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Indiana</text:p>
          </table:table-cell>
          <table:table-cell office:value-type="string">
            <text:p>South Dakota-class Battleship</text:p>
          </table:table-cell>
          <table:table-cell office:value-type="string">
            <text:p>United States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string">
            <text:p>Iowa</text:p>
          </table:table-cell>
          <table:table-cell office:value-type="string">
            <text:p>Iowa-class Battleship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Ise</text:p>
          </table:table-cell>
          <table:table-cell office:value-type="string">
            <text:p>Ise-class Battleship</text:p>
          </table:table-cell>
          <table:table-cell office:value-type="string">
            <text:p>Japan</text:p>
          </table:table-cell>
          <table:table-cell office:value-type="float" office:value="1916">
            <text:p>1916</text:p>
          </table:table-cell>
        </table:table-row>
        <table:table-row table:style-name="ro1">
          <table:table-cell office:value-type="string">
            <text:p>Jean Bart</text:p>
          </table:table-cell>
          <table:table-cell office:value-type="string">
            <text:p>Richelieu-class Battleship</text:p>
          </table:table-cell>
          <table:table-cell office:value-type="string">
            <text:p>France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string">
            <text:p>Kilkis</text:p>
          </table:table-cell>
          <table:table-cell office:value-type="string">
            <text:p>Mississippi-class Battleship</text:p>
          </table:table-cell>
          <table:table-cell office:value-type="string">
            <text:p>Greece</text:p>
          </table:table-cell>
          <table:table-cell/>
        </table:table-row>
        <table:table-row table:style-name="ro1">
          <table:table-cell office:value-type="string">
            <text:p>King George V</text:p>
          </table:table-cell>
          <table:table-cell office:value-type="string">
            <text:p>King George V (1939)-class Battleship</text:p>
          </table:table-cell>
          <table:table-cell office:value-type="string">
            <text:p>United Kingdom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Kirishima</text:p>
          </table:table-cell>
          <table:table-cell office:value-type="string">
            <text:p>Kongo-class Battleship</text:p>
          </table:table-cell>
          <table:table-cell office:value-type="string">
            <text:p>Japan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string">
            <text:p>Kongo</text:p>
          </table:table-cell>
          <table:table-cell office:value-type="string">
            <text:p>Kongo-class Battleship</text:p>
          </table:table-cell>
          <table:table-cell office:value-type="string">
            <text:p>Japan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string">
            <text:p>Lemnos</text:p>
          </table:table-cell>
          <table:table-cell office:value-type="string">
            <text:p>Mississippi-class Battleship</text:p>
          </table:table-cell>
          <table:table-cell office:value-type="string">
            <text:p>Greece</text:p>
          </table:table-cell>
          <table:table-cell office:value-type="float" office:value="1905">
            <text:p>1905</text:p>
          </table:table-cell>
        </table:table-row>
        <table:table-row table:style-name="ro1">
          <table:table-cell office:value-type="string">
            <text:p>Littorio</text:p>
          </table:table-cell>
          <table:table-cell office:value-type="string">
            <text:p>Vittorio Veneto-class Battleship</text:p>
          </table:table-cell>
          <table:table-cell office:value-type="string">
            <text:p>Italy</text:p>
          </table:table-cell>
          <table:table-cell office:value-type="float" office:value="1937">
            <text:p>1937</text:p>
          </table:table-cell>
        </table:table-row>
        <table:table-row table:style-name="ro1">
          <table:table-cell office:value-type="string">
            <text:p>Lorraine</text:p>
          </table:table-cell>
          <table:table-cell office:value-type="string">
            <text:p>Bretagne-class Battleship</text:p>
          </table:table-cell>
          <table:table-cell office:value-type="string">
            <text:p>France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string">
            <text:p>Malaya</text:p>
          </table:table-cell>
          <table:table-cell office:value-type="string">
            <text:p>Queen Elizabeth-class Battleship</text:p>
          </table:table-cell>
          <table:table-cell office:value-type="string">
            <text:p>United Kingdom</text:p>
          </table:table-cell>
          <table:table-cell office:value-type="float" office:value="1915">
            <text:p>1915</text:p>
          </table:table-cell>
        </table:table-row>
        <table:table-row table:style-name="ro1">
          <table:table-cell office:value-type="string">
            <text:p>Maryland</text:p>
          </table:table-cell>
          <table:table-cell office:value-type="string">
            <text:p>Colorado-class Battleship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Massachusetts</text:p>
          </table:table-cell>
          <table:table-cell office:value-type="string">
            <text:p>South Dakota-class Battleship</text:p>
          </table:table-cell>
          <table:table-cell office:value-type="string">
            <text:p>United States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string">
            <text:p>Mississippi</text:p>
          </table:table-cell>
          <table:table-cell office:value-type="string">
            <text:p>New Mexico-class Battleship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Missouri</text:p>
          </table:table-cell>
          <table:table-cell office:value-type="string">
            <text:p>Iowa-class Battleship</text:p>
          </table:table-cell>
          <table:table-cell office:value-type="string">
            <text:p>United States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string">
            <text:p>Musashi</text:p>
          </table:table-cell>
          <table:table-cell office:value-type="string">
            <text:p>Yamato-class Battleship</text:p>
          </table:table-cell>
          <table:table-cell office:value-type="string">
            <text:p>Japan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string">
            <text:p>Mutsu</text:p>
          </table:table-cell>
          <table:table-cell office:value-type="string">
            <text:p>Nagato-class Battleship</text:p>
          </table:table-cell>
          <table:table-cell office:value-type="string">
            <text:p>Japan</text:p>
          </table:table-cell>
          <table:table-cell office:value-type="float" office:value="1920">
            <text:p>1920</text:p>
          </table:table-cell>
        </table:table-row>
        <table:table-row table:style-name="ro1">
          <table:table-cell office:value-type="string">
            <text:p>Nagato</text:p>
          </table:table-cell>
          <table:table-cell office:value-type="string">
            <text:p>Nagato-class Battleship</text:p>
          </table:table-cell>
          <table:table-cell office:value-type="string">
            <text:p>Japan</text:p>
          </table:table-cell>
          <table:table-cell office:value-type="float" office:value="1919">
            <text:p>1919</text:p>
          </table:table-cell>
        </table:table-row>
        <table:table-row table:style-name="ro1">
          <table:table-cell office:value-type="string">
            <text:p>Nevada</text:p>
          </table:table-cell>
          <table:table-cell office:value-type="string">
            <text:p>Nevada-class Battleship</text:p>
          </table:table-cell>
          <table:table-cell office:value-type="string">
            <text:p>United States</text:p>
          </table:table-cell>
          <table:table-cell office:value-type="float" office:value="1914">
            <text:p>1914</text:p>
          </table:table-cell>
        </table:table-row>
        <table:table-row table:style-name="ro1">
          <table:table-cell office:value-type="string">
            <text:p>New Jersey</text:p>
          </table:table-cell>
          <table:table-cell office:value-type="string">
            <text:p>Iowa-class Battleship</text:p>
          </table:table-cell>
          <table:table-cell office:value-type="string">
            <text:p>United States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New Mexico</text:p>
          </table:table-cell>
          <table:table-cell office:value-type="string">
            <text:p>New Mexico-class Battleship</text:p>
          </table:table-cell>
          <table:table-cell office:value-type="string">
            <text:p>United States</text:p>
          </table:table-cell>
          <table:table-cell office:value-type="float" office:value="1917">
            <text:p>1917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New York-class Battleship</text:p>
          </table:table-cell>
          <table:table-cell office:value-type="string">
            <text:p>United States</text:p>
          </table:table-cell>
          <table:table-cell office:value-type="float" office:value="1912">
            <text:p>1912</text:p>
          </table:table-cell>
        </table:table-row>
        <table:table-row table:style-name="ro1">
          <table:table-cell office:value-type="string">
            <text:p>North Carolina</text:p>
          </table:table-cell>
          <table:table-cell office:value-type="string">
            <text:p>North Carolina-class Battleship</text:p>
          </table:table-cell>
          <table:table-cell office:value-type="string">
            <text:p>United States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string">
            <text:p>Oklahoma</text:p>
          </table:table-cell>
          <table:table-cell office:value-type="string">
            <text:p>Nevada-class Battleship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Oregon</text:p>
          </table:table-cell>
          <table:table-cell office:value-type="string">
            <text:p>Indiana-class Battleship</text:p>
          </table:table-cell>
          <table:table-cell office:value-type="string">
            <text:p>United States</text:p>
          </table:table-cell>
          <table:table-cell office:value-type="float" office:value="1893">
            <text:p>1893</text:p>
          </table:table-cell>
        </table:table-row>
        <table:table-row table:style-name="ro1">
          <table:table-cell office:value-type="string">
            <text:p>Pennsylvania</text:p>
          </table:table-cell>
          <table:table-cell office:value-type="string">
            <text:p>Pennsylvania-class Battleship</text:p>
          </table:table-cell>
          <table:table-cell office:value-type="string">
            <text:p>United States</text:p>
          </table:table-cell>
          <table:table-cell office:value-type="float" office:value="1915">
            <text:p>1915</text:p>
          </table:table-cell>
        </table:table-row>
        <table:table-row table:style-name="ro1">
          <table:table-cell office:value-type="string">
            <text:p>Prince of Wales</text:p>
          </table:table-cell>
          <table:table-cell office:value-type="string">
            <text:p>King George V (1939)-class Battleship</text:p>
          </table:table-cell>
          <table:table-cell office:value-type="string">
            <text:p>United Kingdom</text:p>
          </table:table-cell>
          <table:table-cell/>
        </table:table-row>
        <table:table-row table:style-name="ro1">
          <table:table-cell office:value-type="string">
            <text:p>Provence</text:p>
          </table:table-cell>
          <table:table-cell office:value-type="string">
            <text:p>Bretagne-class Battleship</text:p>
          </table:table-cell>
          <table:table-cell office:value-type="string">
            <text:p>France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string">
            <text:p>Queen Elizabeth</text:p>
          </table:table-cell>
          <table:table-cell office:value-type="string">
            <text:p>Queen Elizabeth-class Battleship</text:p>
          </table:table-cell>
          <table:table-cell office:value-type="string">
            <text:p>United Kingdom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string">
            <text:p>Renown</text:p>
          </table:table-cell>
          <table:table-cell office:value-type="string">
            <text:p>Renown-class Battlecruiser</text:p>
          </table:table-cell>
          <table:table-cell office:value-type="string">
            <text:p>United Kingdom</text:p>
          </table:table-cell>
          <table:table-cell/>
        </table:table-row>
        <table:table-row table:style-name="ro1">
          <table:table-cell office:value-type="string">
            <text:p>Repulse</text:p>
          </table:table-cell>
          <table:table-cell office:value-type="string">
            <text:p>Renown-class Battlecruiser</text:p>
          </table:table-cell>
          <table:table-cell office:value-type="string">
            <text:p>United Kingdom</text:p>
          </table:table-cell>
          <table:table-cell/>
        </table:table-row>
        <table:table-row table:style-name="ro1">
          <table:table-cell office:value-type="string">
            <text:p>Resolution</text:p>
          </table:table-cell>
          <table:table-cell office:value-type="string">
            <text:p>Revenge-class Battleship</text:p>
          </table:table-cell>
          <table:table-cell office:value-type="string">
            <text:p>United Kingdom</text:p>
          </table:table-cell>
          <table:table-cell/>
        </table:table-row>
        <table:table-row table:style-name="ro1">
          <table:table-cell office:value-type="string">
            <text:p>Richelieu</text:p>
          </table:table-cell>
          <table:table-cell office:value-type="string">
            <text:p>Richelieu-class Battleship</text:p>
          </table:table-cell>
          <table:table-cell office:value-type="string">
            <text:p>France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Rodney</text:p>
          </table:table-cell>
          <table:table-cell office:value-type="string">
            <text:p>Nelson-class Battleship</text:p>
          </table:table-cell>
          <table:table-cell office:value-type="string">
            <text:p>United Kingdom</text:p>
          </table:table-cell>
          <table:table-cell office:value-type="float" office:value="1925">
            <text:p>1925</text:p>
          </table:table-cell>
        </table:table-row>
        <table:table-row table:style-name="ro1">
          <table:table-cell office:value-type="string">
            <text:p>Roma</text:p>
          </table:table-cell>
          <table:table-cell office:value-type="string">
            <text:p>Vittorio Veneto-class Battleship</text:p>
          </table:table-cell>
          <table:table-cell office:value-type="string">
            <text:p>Italy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string">
            <text:p>Royal Sovereign</text:p>
          </table:table-cell>
          <table:table-cell office:value-type="string">
            <text:p>Revenge-class Battleship</text:p>
          </table:table-cell>
          <table:table-cell office:value-type="string">
            <text:p>United Kingdom</text:p>
          </table:table-cell>
          <table:table-cell office:value-type="float" office:value="1915">
            <text:p>1915</text:p>
          </table:table-cell>
        </table:table-row>
        <table:table-row table:style-name="ro1">
          <table:table-cell office:value-type="string">
            <text:p>Scharnhorst</text:p>
          </table:table-cell>
          <table:table-cell office:value-type="string">
            <text:p>Gneisenau-class Battlecruiser</text:p>
          </table:table-cell>
          <table:table-cell office:value-type="string">
            <text:p>Germany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string">
            <text:p>Schlesien</text:p>
          </table:table-cell>
          <table:table-cell office:value-type="string">
            <text:p>Deutschland-class Battleship</text:p>
          </table:table-cell>
          <table:table-cell office:value-type="string">
            <text:p>Germany</text:p>
          </table:table-cell>
          <table:table-cell office:value-type="float" office:value="1906">
            <text:p>1906</text:p>
          </table:table-cell>
        </table:table-row>
        <table:table-row table:style-name="ro1">
          <table:table-cell office:value-type="string">
            <text:p>Schleswig-Holstein</text:p>
          </table:table-cell>
          <table:table-cell office:value-type="string">
            <text:p>Deutschland-class Battleship</text:p>
          </table:table-cell>
          <table:table-cell office:value-type="string">
            <text:p>Germany</text:p>
          </table:table-cell>
          <table:table-cell office:value-type="float" office:value="1906">
            <text:p>1906</text:p>
          </table:table-cell>
        </table:table-row>
        <table:table-row table:style-name="ro1">
          <table:table-cell office:value-type="string">
            <text:p>Settsu</text:p>
          </table:table-cell>
          <table:table-cell office:value-type="string">
            <text:p>Kawachi-class Battleship</text:p>
          </table:table-cell>
          <table:table-cell office:value-type="string">
            <text:p>Japan</text:p>
          </table:table-cell>
          <table:table-cell office:value-type="float" office:value="1911">
            <text:p>1911</text:p>
          </table:table-cell>
        </table:table-row>
        <table:table-row table:style-name="ro1">
          <table:table-cell office:value-type="string">
            <text:p>South Dakota</text:p>
          </table:table-cell>
          <table:table-cell office:value-type="string">
            <text:p>South Dakota-class Battleship</text:p>
          </table:table-cell>
          <table:table-cell office:value-type="string">
            <text:p>United States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string">
            <text:p>Strasbourg</text:p>
          </table:table-cell>
          <table:table-cell office:value-type="string">
            <text:p>Dunkerque-class Battleship</text:p>
          </table:table-cell>
          <table:table-cell office:value-type="string">
            <text:p>France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string">
            <text:p>Tennessee</text:p>
          </table:table-cell>
          <table:table-cell office:value-type="string">
            <text:p>Tennessee-class Battleship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Texas</text:p>
          </table:table-cell>
          <table:table-cell office:value-type="string">
            <text:p>New York-class Battleship</text:p>
          </table:table-cell>
          <table:table-cell office:value-type="string">
            <text:p>United States</text:p>
          </table:table-cell>
          <table:table-cell office:value-type="float" office:value="1912">
            <text:p>1912</text:p>
          </table:table-cell>
        </table:table-row>
        <table:table-row table:style-name="ro1">
          <table:table-cell office:value-type="string">
            <text:p>Tirpitz</text:p>
          </table:table-cell>
          <table:table-cell office:value-type="string">
            <text:p>Bismarck-class Battleship</text:p>
          </table:table-cell>
          <table:table-cell office:value-type="string">
            <text:p>Germany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Valiant</text:p>
          </table:table-cell>
          <table:table-cell office:value-type="string">
            <text:p>Queen Elizabeth-class Battleship</text:p>
          </table:table-cell>
          <table:table-cell office:value-type="string">
            <text:p>United Kingdom</text:p>
          </table:table-cell>
          <table:table-cell office:value-type="float" office:value="1914">
            <text:p>1914</text:p>
          </table:table-cell>
        </table:table-row>
        <table:table-row table:style-name="ro1">
          <table:table-cell office:value-type="string">
            <text:p>Vittorio Veneto</text:p>
          </table:table-cell>
          <table:table-cell office:value-type="string">
            <text:p>Vittorio Veneto-class Battleship</text:p>
          </table:table-cell>
          <table:table-cell office:value-type="string">
            <text:p>Italy</text:p>
          </table:table-cell>
          <table:table-cell office:value-type="float" office:value="1937">
            <text:p>1937</text:p>
          </table:table-cell>
        </table:table-row>
        <table:table-row table:style-name="ro1">
          <table:table-cell office:value-type="string">
            <text:p>Warspite</text:p>
          </table:table-cell>
          <table:table-cell office:value-type="string">
            <text:p>Queen Elizabeth-class Battleship</text:p>
          </table:table-cell>
          <table:table-cell office:value-type="string">
            <text:p>United Kingdom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string">
            <text:p>Washington</text:p>
          </table:table-cell>
          <table:table-cell office:value-type="string">
            <text:p>North Carolina-class Battleship</text:p>
          </table:table-cell>
          <table:table-cell office:value-type="string">
            <text:p>United States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string">
            <text:p>West Virginia</text:p>
          </table:table-cell>
          <table:table-cell office:value-type="string">
            <text:p>Colorado-class Battleship</text:p>
          </table:table-cell>
          <table:table-cell office:value-type="string">
            <text:p>United States</text:p>
          </table:table-cell>
          <table:table-cell/>
        </table:table-row>
        <table:table-row table:style-name="ro1">
          <table:table-cell office:value-type="string">
            <text:p>Wisconsin</text:p>
          </table:table-cell>
          <table:table-cell office:value-type="string">
            <text:p>Iowa-class Battleship</text:p>
          </table:table-cell>
          <table:table-cell office:value-type="string">
            <text:p>United States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Yamashiro</text:p>
          </table:table-cell>
          <table:table-cell office:value-type="string">
            <text:p>Fuso-class Battleship</text:p>
          </table:table-cell>
          <table:table-cell office:value-type="string">
            <text:p>Japan</text:p>
          </table:table-cell>
          <table:table-cell office:value-type="float" office:value="1915">
            <text:p>1915</text:p>
          </table:table-cell>
        </table:table-row>
        <table:table-row table:style-name="ro1">
          <table:table-cell office:value-type="string">
            <text:p>Yamato</text:p>
          </table:table-cell>
          <table:table-cell office:value-type="string">
            <text:p>Yamato-class Battleship</text:p>
          </table:table-cell>
          <table:table-cell office:value-type="string">
            <text:p>Japan</text:p>
          </table:table-cell>
          <table:table-cell office:value-type="float" office:value="1940">
            <text:p>19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26/04/2017</text:date>, <text:time>10:54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9" meta:object-count="0"/>
    <meta:generator>OpenOffice/4.0.1$Win32 OpenOffice.org_project/401m5$Build-9714</meta:generator>
  </office:meta>
</office:document-meta>
</file>